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8d6e" officeooo:paragraph-rsid="000e8d6e"/>
    </style:style>
    <style:style style:name="P2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0e8d6e"/>
    </style:style>
    <style:style style:name="P3" style:family="paragraph" style:parent-style-name="Text_20_body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0e8d6e"/>
    </style:style>
    <style:style style:name="P4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1e8b5"/>
    </style:style>
    <style:style style:name="P5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557af"/>
    </style:style>
    <style:style style:name="P6" style:family="paragraph" style:parent-style-name="Standard">
      <style:text-properties fo:font-size="18pt" officeooo:rsid="000e8d6e" officeooo:paragraph-rsid="000e8d6e" style:font-size-asian="18pt" style:font-size-complex="18pt"/>
    </style:style>
    <style:style style:name="P7" style:family="paragraph" style:parent-style-name="Standard">
      <style:text-properties officeooo:paragraph-rsid="001557af"/>
    </style:style>
    <style:style style:name="P8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6ddc1"/>
    </style:style>
    <style:style style:name="P9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93685"/>
    </style:style>
    <style:style style:name="P10" style:family="paragraph" style:parent-style-name="Standard">
      <style:text-properties fo:font-variant="normal" fo:text-transform="none" fo:color="#333333" loext:opacity="100%" style:font-name="Lato Extended" fo:font-size="12pt" fo:letter-spacing="normal" fo:font-style="normal" fo:font-weight="normal" officeooo:rsid="000e8d6e" officeooo:paragraph-rsid="001557af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Lato Extended" fo:font-size="12pt" fo:letter-spacing="normal" fo:font-style="normal" fo:font-weight="normal" loext:padding="0cm" loext:border="none"/>
    </style:style>
    <style:style style:name="T1" style:family="text">
      <style:text-properties fo:font-weight="normal" loext:padding="0cm" loext:border="none"/>
    </style:style>
    <style:style style:name="T2" style:family="text">
      <style:text-properties fo:font-weight="normal" officeooo:rsid="0011e8b5" loext:padding="0cm" loext:border="none"/>
    </style:style>
    <style:style style:name="T3" style:family="text">
      <style:text-properties fo:font-weight="normal" officeooo:rsid="001557af" style:font-size-asian="10.5pt" style:font-size-complex="12pt" loext:padding="0cm" loext:border="none"/>
    </style:style>
    <style:style style:name="T4" style:family="text">
      <style:text-properties fo:font-size="18pt" fo:font-weight="normal" officeooo:rsid="001557af" style:font-size-asian="18pt" style:font-size-complex="18pt" loext:padding="0cm" loext:border="none"/>
    </style:style>
    <style:style style:name="T5" style:family="text">
      <style:text-properties fo:font-size="18pt" fo:font-weight="normal" officeooo:rsid="0016ddc1" style:font-size-asian="18pt" style:font-size-complex="18pt" loext:padding="0cm" loext:border="none"/>
    </style:style>
    <style:style style:name="T6" style:family="text">
      <style:text-properties fo:font-size="18pt" fo:font-weight="normal" officeooo:rsid="00182235" style:font-size-asian="18pt" style:font-size-complex="18pt" loext:padding="0cm" loext:border="none"/>
    </style:style>
    <style:style style:name="T7" style:family="text">
      <style:text-properties fo:font-size="18pt" fo:font-weight="normal" officeooo:rsid="00193685" style:font-size-asian="18pt" style:font-size-complex="18pt" loext:padding="0cm" loext:border="none"/>
    </style:style>
    <style:style style:name="T8" style:family="text">
      <style:text-properties fo:font-size="18pt" fo:font-weight="normal" officeooo:rsid="001a37ed" style:font-size-asian="18pt" style:font-size-complex="18pt" loext:padding="0cm" loext:border="none"/>
    </style:style>
    <style:style style:name="T9" style:family="text">
      <style:text-properties fo:font-size="18pt" fo:font-weight="normal" officeooo:rsid="001b7a9a" style:font-size-asian="18pt" style:font-size-complex="18pt" loext:padding="0cm" loext:border="none"/>
    </style:style>
    <style:style style:name="T10" style:family="text">
      <style:text-properties fo:font-size="18pt" fo:font-weight="normal" officeooo:rsid="001cd394" style:font-size-asian="18pt" style:font-size-complex="18pt" loext:padding="0cm" loext:border="none"/>
    </style:style>
    <style:style style:name="T11" style:family="text">
      <style:text-properties fo:font-variant="normal" fo:text-transform="none" fo:color="#333333" loext:opacity="100%" style:font-name="Lato Extended" fo:font-size="18pt" fo:letter-spacing="normal" fo:font-style="normal" fo:font-weight="normal" officeooo:rsid="001557af" style:font-size-asian="18pt" style:font-size-complex="18pt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8/11</text:p>
      <text:p text:style-name="P1"/>
      <text:p text:style-name="P1">Persistenza</text:p>
      <text:p text:style-name="P1">mentalita di crescita</text:p>
      <text:p text:style-name="P1">Responsabilita personale, senza scuse</text:p>
      <text:p text:style-name="P1">orientamento al futuro</text:p>
      <text:p text:style-name="P1"/>
      <text:p text:style-name="P2"><text:s/>competenze comportamentali</text:p>
      <text:p text:style-name="P2"><text:span text:style-name="Strong_20_Emphasis"><text:span text:style-name="T1">Adattabilità</text:span></text:span></text:p>
      <text:p text:style-name="P2"><text:span text:style-name="Strong_20_Emphasis"><text:span text:style-name="T1">Proattività</text:span></text:span></text:p>
      <text:p text:style-name="P2"><text:span text:style-name="Strong_20_Emphasis"><text:span text:style-name="T1">Orientamento ai dettagli</text:span></text:span></text:p>
      <text:p text:style-name="P4"><text:span text:style-name="Strong_20_Emphasis"><text:span text:style-name="T1">Lavoro di squadra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2">è importante combiarsi feedback.</text:span></text:span><text:span text:style-name="Strong_20_Emphasis"><text:span text:style-name="T1"><text:line-break/></text:span></text:span></text:p>
      <text:p text:style-name="P3"><text:span text:style-name="Strong_20_Emphasis"><text:span text:style-name="T1">Ora dovresti essere in grado di: </text:span></text:span></text:p>
      <text:list text:style-name="L1">
        <text:list-item>
          <text:p text:style-name="P11">Elencare le competenze comportamentali e le mentalità del programma Generation.</text:p>
        </text:list-item>
        <text:list-item>
          <text:p text:style-name="P11">Spiegare in che modo l’acquisizione delle competenze comportamentali e delle mentalità del programma Generation è importante ai fini del successo nel programma Generation stesso e nel percorso professionale.</text:p>
        </text:list-item>
      </text:list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5"><text:span text:style-name="Strong_20_Emphasis"><text:span text:style-name="T4">29/11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3">Variabili, una programma di hello, Scanner, una programma per usare Scanner.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/></text:span></text:p>
      <text:p text:style-name="P5"><text:span text:style-name="Strong_20_Emphasis"><text:span text:style-name="T4">30/11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principii programazione classica</text:span></text:span></text:p>
      <text:p text:style-name="P5"><text:span text:style-name="Strong_20_Emphasis"><text:span text:style-name="T4">&gt;Sequenza : codice viene letto e conosciuto dalla riga 1 <text:tab/>alla riga N, in ordine di scritura</text:span></text:span></text:p>
      <text:p text:style-name="P5"><text:span text:style-name="Strong_20_Emphasis"><text:span text:style-name="T4">&gt; Sel</text:span></text:span><text:span text:style-name="Strong_20_Emphasis"><text:span text:style-name="T7">e</text:span></text:span><text:span text:style-name="Strong_20_Emphasis"><text:span text:style-name="T4">zione : scegliere quali comandi eseguire in base a <text:tab/>delle condizioni a nostra scelta.</text:span></text:span></text:p>
      <text:p text:style-name="P5"><text:span text:style-name="Strong_20_Emphasis"><text:span text:style-name="T4"><text:tab/>La selezione ha 3 famiglie di strumenti(IF, </text:span></text:span><text:span text:style-name="Strong_20_Emphasis"><text:span text:style-name="T6">SWITCH</text:span></text:span><text:span text:style-name="Strong_20_Emphasis"><text:span text:style-name="T4">, </text:span></text:span><text:span text:style-name="Strong_20_Emphasis"><text:span text:style-name="T6">TERNARIO</text:span></text:span><text:span text:style-name="Strong_20_Emphasis"><text:span text:style-name="T4">).</text:span></text:span></text:p>
      <text:p text:style-name="P5"><text:soft-page-break/><text:span text:style-name="Strong_20_Emphasis"><text:span text:style-name="T4">&gt; </text:span></text:span><text:span text:style-name="Strong_20_Emphasis"><text:span text:style-name="T8">Iterazione : </text:span></text:span><text:span text:style-name="Strong_20_Emphasis"><text:span text:style-name="T9">(WHILE, FOR)</text:span></text:span></text:p>
      <text:p text:style-name="P5"><text:span text:style-name="Strong_20_Emphasis"><text:span text:style-name="T8"/></text:span></text:p>
      <text:p text:style-name="P7"><text:span text:style-name="Strong_20_Emphasis"><text:span text:style-name="T11">* IF PIATTI(</text:span></text:span><text:span text:style-name="Strong_20_Emphasis"><text:span text:style-name="T4">Nesting</text:span></text:span><text:span text:style-name="Strong_20_Emphasis"><text:span text:style-name="T11">), quando vedi un IF dentro IF</text:span></text:span></text:p>
      <text:p text:style-name="P5"><text:span text:style-name="Strong_20_Emphasis"><text:span text:style-name="T4"/></text:span></text:p>
      <text:p text:style-name="P8"><text:span text:style-name="Strong_20_Emphasis"><text:span text:style-name="T5">01/12<text:line-break/>assente</text:span></text:span></text:p>
      <text:p text:style-name="P8"><text:span text:style-name="Strong_20_Emphasis"><text:span text:style-name="T5"/></text:span></text:p>
      <text:p text:style-name="P9"><text:span text:style-name="Strong_20_Emphasis"><text:span text:style-name="T7">04/12</text:span></text:span></text:p>
      <text:p text:style-name="P9"><text:span text:style-name="Strong_20_Emphasis"><text:span text:style-name="T7"><text:tab/>ternario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>05/12</text:span></text:span></text:p>
      <text:p text:style-name="P9"><text:span text:style-name="Strong_20_Emphasis"><text:span text:style-name="T7"><text:tab/>WHILE</text:span></text:span></text:p>
      <text:p text:style-name="P9"><text:span text:style-name="Strong_20_Emphasis"><text:span text:style-name="T7"><text:tab/></text:span></text:span><text:span text:style-name="Strong_20_Emphasis"><text:span text:style-name="T10">POMERIGGIO: Soft SKILLS</text:span></text:span></text:p>
      <text:p text:style-name="P9"><text:span text:style-name="Strong_20_Emphasis"><text:span text:style-name="T10"><text:tab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7:16:00.400374988</meta:creation-date>
    <dc:date>2023-12-05T18:24:09.496196286</dc:date>
    <meta:editing-duration>PT18H13M44S</meta:editing-duration>
    <meta:editing-cycles>11</meta:editing-cycles>
    <meta:generator>LibreOffice/7.6.3.2$Linux_X86_64 LibreOffice_project/60$Build-2</meta:generator>
    <meta:document-statistic meta:table-count="0" meta:image-count="0" meta:object-count="0" meta:page-count="2" meta:paragraph-count="30" meta:word-count="152" meta:character-count="1044" meta:non-whitespace-character-count="913"/>
  </office:meta>
</office:document-meta>
</file>